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0B00000A911693D760.png" manifest:media-type="image/png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draw:frame draw:style-name="fr1" draw:name="Image276" text:anchor-type="page" text:anchor-page-number="1" svg:x="0pt" svg:y="0pt" svg:width="431.86pt" svg:height="648pt" draw:z-index="0">
        <draw:image xlink:href="Pictures/100000000000070B00000A911693D760.png" xlink:type="simple" xlink:show="embed" xlink:actuate="onLoad"/>
      </draw:frame>
      <text:p text:style-name="P9"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4:16.984453843</meta:creation-date>
    <meta:editing-duration>PT29S</meta:editing-duration>
    <meta:editing-cycles>2</meta:editing-cycles>
    <meta:generator>LibreOffice/4.3.3.2$Linux_x86 LibreOffice_project/430m0$Build-2</meta:generator>
    <dc:title>LibreOffice 排版設計</dc:title>
    <meta:initial-creator>Bruce Byfield</meta:initial-creator>
    <dc:date>2016-03-19T16:04:45.858919092</dc:date>
    <dc:creator>Bruce Byfield</dc: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6:04:16.484026721"/>
  </office:meta>
</office:document-meta>
</file>